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7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language="en" fo:country="G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shapes>
          <draw:frame draw:z-index="0" draw:style-name="gr1" draw:text-style-name="P1" svg:width="16.107cm" svg:height="10.257cm" svg:x="0cm" svg:y="6.407cm">
            <draw:object draw:notify-on-update-of-ranges="complete.B1:complete.F1 complete.A2:complete.A2 complete.B2:complete.F2 complete.A3:complete.A3 complete.B3:complete.F3 complete.A4:complete.A4 complete.B4:complete.F4 complete.A5:complete.A5 complete.B5:complete.F5 complete.A6:complete.A6 complete.B6:complete.F6 complete.A7:complete.A7 complete.B7:complete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float" office:value="2.9279831876" calcext:value-type="float">
            <text:p>2.9279831876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911649082" calcext:value-type="float">
            <text:p>0.0911649082</text:p>
          </table:table-cell>
          <table:table-cell office:value-type="float" office:value="0.8388765418" calcext:value-type="float">
            <text:p>0.8388765418</text:p>
          </table:table-cell>
          <table:table-cell office:value-type="float" office:value="8.406390936" calcext:value-type="float">
            <text:p>8.406390936</text:p>
          </table:table-cell>
          <table:table-cell office:value-type="float" office:value="84.3042273394" calcext:value-type="float">
            <text:p>84.3042273394</text:p>
          </table:table-cell>
          <table:table-cell office:value-type="float" office:value="841.2600801004" calcext:value-type="float">
            <text:p>841.260080100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132079822" calcext:value-type="float">
            <text:p>0.0132079822</text:p>
          </table:table-cell>
          <table:table-cell office:value-type="float" office:value="0.0431648236" calcext:value-type="float">
            <text:p>0.0431648236</text:p>
          </table:table-cell>
          <table:table-cell office:value-type="float" office:value="0.3794045262" calcext:value-type="float">
            <text:p>0.3794045262</text:p>
          </table:table-cell>
          <table:table-cell office:value-type="float" office:value="2.7206689394" calcext:value-type="float">
            <text:p>2.7206689394</text:p>
          </table:table-cell>
          <table:table-cell office:value-type="float" office:value="21.4126527736" calcext:value-type="float">
            <text:p>21.412652773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1048690964" calcext:value-type="float">
            <text:p>0.1048690964</text:p>
          </table:table-cell>
          <table:table-cell office:value-type="float" office:value="0.4464901516" calcext:value-type="float">
            <text:p>0.4464901516</text:p>
          </table:table-cell>
          <table:table-cell office:value-type="float" office:value="4.4418285186" calcext:value-type="float">
            <text:p>4.4418285186</text:p>
          </table:table-cell>
          <table:table-cell office:value-type="float" office:value="46.8384116272" calcext:value-type="float">
            <text:p>46.8384116272</text:p>
          </table:table-cell>
          <table:table-cell office:value-type="float" office:value="443.6328276678" calcext:value-type="float">
            <text:p>443.632827667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75553376" calcext:value-type="float">
            <text:p>0.0075553376</text:p>
          </table:table-cell>
          <table:table-cell office:value-type="float" office:value="0.0140138076" calcext:value-type="float">
            <text:p>0.0140138076</text:p>
          </table:table-cell>
          <table:table-cell office:value-type="float" office:value="0.0943852734" calcext:value-type="float">
            <text:p>0.0943852734</text:p>
          </table:table-cell>
          <table:table-cell office:value-type="float" office:value="0.784269405" calcext:value-type="float">
            <text:p>0.784269405</text:p>
          </table:table-cell>
          <table:table-cell office:value-type="float" office:value="7.833880501" calcext:value-type="float">
            <text:p>7.83388050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193799166" calcext:value-type="float">
            <text:p>0.193799166</text:p>
          </table:table-cell>
          <table:table-cell office:value-type="float" office:value="0.8743077722" calcext:value-type="float">
            <text:p>0.8743077722</text:p>
          </table:table-cell>
          <table:table-cell office:value-type="float" office:value="9.3515308566" calcext:value-type="float">
            <text:p>9.3515308566</text:p>
          </table:table-cell>
          <table:table-cell office:value-type="float" office:value="79.8054027584" calcext:value-type="float">
            <text:p>79.8054027584</text:p>
          </table:table-cell>
          <table:table-cell office:value-type="float" office:value="760.3626826294" calcext:value-type="float">
            <text:p>760.362682629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float" office:value="0.016779114" calcext:value-type="float">
            <text:p>0.016779114</text:p>
          </table:table-cell>
          <table:table-cell table:style-name="ce2" office:value-type="float" office:value="0.0388467526" calcext:value-type="float">
            <text:p>0.0388467526</text:p>
          </table:table-cell>
          <table:table-cell office:value-type="float" office:value="0.4352436518" calcext:value-type="float">
            <text:p>0.4352436518</text:p>
          </table:table-cell>
          <table:table-cell office:value-type="float" office:value="2.9279831876" calcext:value-type="float">
            <text:p>2.9279831876</text:p>
          </table:table-cell>
          <table:table-cell office:value-type="float" office:value="23.9572123746" calcext:value-type="float">
            <text:p>23.95721237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2:32:56.918978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9T12:35:34.607603964</dc:date>
    <meta:editing-duration>PT1H30M17S</meta:editing-duration>
    <meta:editing-cycles>13</meta:editing-cycles>
    <meta:generator>LibreOffice/6.4.7.2$Linux_X86_64 LibreOffice_project/4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08cm" svg:height="10.258cm" xlink:href=".." xlink:type="simple" chart:class="chart:line" chart:style-name="ch1">
        <chart:legend chart:legend-position="end" svg:x="13.134cm" svg:y="3.567cm" style:legend-expansion="high" chart:style-name="ch2"/>
        <chart:plot-area chart:style-name="ch3" table:cell-range-address="complete.B1:complete.F7 complete.A2:complete.A7" chart:data-source-has-labels="both" svg:x="0.564cm" svg:y="0.334cm" svg:width="12.299cm" svg:height="9.33cm">
          <chartooo:coordinate-region svg:x="1.683cm" svg:y="0.536cm" svg:width="10.808cm" svg:height="8.475cm"/>
          <chart:axis chart:dimension="x" chart:name="primary-x" chart:style-name="ch4" chartooo:axis-type="auto">
            <chartooo:date-scale/>
            <chart:title svg:x="6.235cm" svg:y="9.324cm" chart:style-name="ch5">
              <text:p>
N of Filters</text:p>
            </chart:title>
            <chart:categories table:cell-range-address="complete.B1:complete.F1"/>
          </chart:axis>
          <chart:axis chart:dimension="y" chart:name="primary-y" chart:style-name="ch6">
            <chart:title svg:x="0cm" svg:y="5.67cm" chart:style-name="ch7">
              <text:p>Seconds</text:p>
            </chart:title>
            <chart:grid chart:style-name="ch8" chart:class="major"/>
          </chart:axis>
          <chart:series chart:style-name="ch9" chart:values-cell-range-address="complete.B2:complete.F2" chart:label-cell-address="complete.A2:complete.A2" chart:class="chart:line">
            <chart:data-point chart:repeated="5"/>
          </chart:series>
          <chart:series chart:style-name="ch10" chart:values-cell-range-address="complete.B3:complete.F3" chart:label-cell-address="complete.A3:complete.A3" chart:class="chart:line">
            <chart:data-point chart:repeated="5"/>
          </chart:series>
          <chart:series chart:style-name="ch11" chart:values-cell-range-address="complete.B4:complete.F4" chart:label-cell-address="complete.A4:complete.A4" chart:class="chart:line">
            <chart:data-point chart:repeated="5"/>
          </chart:series>
          <chart:series chart:style-name="ch12" chart:values-cell-range-address="complete.B5:complete.F5" chart:label-cell-address="complete.A5:complete.A5" chart:class="chart:line">
            <chart:data-point chart:repeated="5"/>
          </chart:series>
          <chart:series chart:style-name="ch13" chart:values-cell-range-address="complete.B6:complete.F6" chart:label-cell-address="complete.A6:complete.A6" chart:class="chart:line">
            <chart:data-point chart:repeated="5"/>
          </chart:series>
          <chart:series chart:style-name="ch14" chart:values-cell-range-address="complete.B7:complete.F7" chart:label-cell-address="complete.A7:complete.A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complete.B1:complete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complete.A2:complete.A2</svg:desc>
                </draw:g>
              </table:table-cell>
              <table:table-cell office:value-type="float" office:value="0.0911649082">
                <text:p>0.0911649082</text:p>
                <draw:g>
                  <svg:desc>complete.B2:complete.F2</svg:desc>
                </draw:g>
              </table:table-cell>
              <table:table-cell office:value-type="float" office:value="0.8388765418">
                <text:p>0.8388765418</text:p>
              </table:table-cell>
              <table:table-cell office:value-type="float" office:value="8.406390936">
                <text:p>8.406390936</text:p>
              </table:table-cell>
              <table:table-cell office:value-type="float" office:value="84.3042273394">
                <text:p>84.3042273394</text:p>
              </table:table-cell>
              <table:table-cell office:value-type="float" office:value="841.2600801004">
                <text:p>841.2600801004</text:p>
              </table:table-cell>
            </table:table-row>
            <table:table-row>
              <table:table-cell office:value-type="string">
                <text:p>'BF-Trie4'</text:p>
                <draw:g>
                  <svg:desc>complete.A3:complete.A3</svg:desc>
                </draw:g>
              </table:table-cell>
              <table:table-cell office:value-type="float" office:value="0.0132079822">
                <text:p>0.0132079822</text:p>
                <draw:g>
                  <svg:desc>complete.B3:complete.F3</svg:desc>
                </draw:g>
              </table:table-cell>
              <table:table-cell office:value-type="float" office:value="0.0431648236">
                <text:p>0.0431648236</text:p>
              </table:table-cell>
              <table:table-cell office:value-type="float" office:value="0.3794045262">
                <text:p>0.3794045262</text:p>
              </table:table-cell>
              <table:table-cell office:value-type="float" office:value="2.7206689394">
                <text:p>2.7206689394</text:p>
              </table:table-cell>
              <table:table-cell office:value-type="float" office:value="21.4126527736">
                <text:p>21.4126527736</text:p>
              </table:table-cell>
            </table:table-row>
            <table:table-row>
              <table:table-cell office:value-type="string">
                <text:p>'Bloofi'</text:p>
                <draw:g>
                  <svg:desc>complete.A4:complete.A4</svg:desc>
                </draw:g>
              </table:table-cell>
              <table:table-cell office:value-type="float" office:value="0.1048690964">
                <text:p>0.1048690964</text:p>
                <draw:g>
                  <svg:desc>complete.B4:complete.F4</svg:desc>
                </draw:g>
              </table:table-cell>
              <table:table-cell office:value-type="float" office:value="0.4464901516">
                <text:p>0.4464901516</text:p>
              </table:table-cell>
              <table:table-cell office:value-type="float" office:value="4.4418285186">
                <text:p>4.4418285186</text:p>
              </table:table-cell>
              <table:table-cell office:value-type="float" office:value="46.8384116272">
                <text:p>46.8384116272</text:p>
              </table:table-cell>
              <table:table-cell office:value-type="float" office:value="443.6328276678">
                <text:p>443.6328276678</text:p>
              </table:table-cell>
            </table:table-row>
            <table:table-row>
              <table:table-cell office:value-type="string">
                <text:p>'FlatBloofi'</text:p>
                <draw:g>
                  <svg:desc>complete.A5:complete.A5</svg:desc>
                </draw:g>
              </table:table-cell>
              <table:table-cell office:value-type="float" office:value="0.0075553376">
                <text:p>0.0075553376</text:p>
                <draw:g>
                  <svg:desc>complete.B5:complete.F5</svg:desc>
                </draw:g>
              </table:table-cell>
              <table:table-cell office:value-type="float" office:value="0.0140138076">
                <text:p>0.0140138076</text:p>
              </table:table-cell>
              <table:table-cell office:value-type="float" office:value="0.0943852734">
                <text:p>0.0943852734</text:p>
              </table:table-cell>
              <table:table-cell office:value-type="float" office:value="0.784269405">
                <text:p>0.784269405</text:p>
              </table:table-cell>
              <table:table-cell office:value-type="float" office:value="7.833880501">
                <text:p>7.833880501</text:p>
              </table:table-cell>
            </table:table-row>
            <table:table-row>
              <table:table-cell office:value-type="string">
                <text:p>'Hamming'</text:p>
                <draw:g>
                  <svg:desc>complete.A6:complete.A6</svg:desc>
                </draw:g>
              </table:table-cell>
              <table:table-cell office:value-type="float" office:value="0.193799166">
                <text:p>0.193799166</text:p>
                <draw:g>
                  <svg:desc>complete.B6:complete.F6</svg:desc>
                </draw:g>
              </table:table-cell>
              <table:table-cell office:value-type="float" office:value="0.8743077722">
                <text:p>0.8743077722</text:p>
              </table:table-cell>
              <table:table-cell office:value-type="float" office:value="9.3515308566">
                <text:p>9.3515308566</text:p>
              </table:table-cell>
              <table:table-cell office:value-type="float" office:value="79.8054027584">
                <text:p>79.8054027584</text:p>
              </table:table-cell>
              <table:table-cell office:value-type="float" office:value="760.3626826294">
                <text:p>760.3626826294</text:p>
              </table:table-cell>
            </table:table-row>
            <table:table-row>
              <table:table-cell office:value-type="string">
                <text:p>'BF-Trie8'</text:p>
                <draw:g>
                  <svg:desc>complete.A7:complete.A7</svg:desc>
                </draw:g>
              </table:table-cell>
              <table:table-cell office:value-type="float" office:value="0.016779114">
                <text:p>0.016779114</text:p>
                <draw:g>
                  <svg:desc>complete.B7:complete.F7</svg:desc>
                </draw:g>
              </table:table-cell>
              <table:table-cell office:value-type="float" office:value="0.0388467526">
                <text:p>0.0388467526</text:p>
              </table:table-cell>
              <table:table-cell office:value-type="float" office:value="0.4352436518">
                <text:p>0.4352436518</text:p>
              </table:table-cell>
              <table:table-cell office:value-type="float" office:value="2.9279831876">
                <text:p>2.9279831876</text:p>
              </table:table-cell>
              <table:table-cell office:value-type="float" office:value="23.9572123746">
                <text:p>23.9572123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